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office:font-face-decls>
  <office:automatic-styles>
    <style:style style:name="P1" style:family="paragraph" style:parent-style-name="Standard">
      <style:text-properties style:font-name="Menlo" fo:font-size="14.0pt" fo:color="#ffffff" fo:background-color="#000000"/>
    </style:style>
    <style:style style:name="P2" style:family="paragraph" style:parent-style-name="Standard">
      <style:text-properties style:font-name="Menlo" fo:font-size="14.0pt" fo:color="#ffffff"/>
    </style:style>
    <style:style style:name="T1" style:family="text">
      <style:text-properties fo:letter-spacing="0.0000in"/>
    </style:style>
    <style:style style:name="T2" style:family="text">
      <style:text-properties fo:letter-spacing="0.0000in" fo:color="#6d6d6d"/>
    </style:style>
    <style:style style:name="T3" style:family="text">
      <style:text-properties fo:letter-spacing="0.0000in" fo:color="#4689cc"/>
    </style:style>
    <style:style style:name="TableColumn1" style:family="table-column">
      <style:table-column-properties style:column-width="3.4625in" style:rel-column-width="32767*"/>
    </style:style>
  </office:automatic-styles>
  <office:body>
    <office:text>
      <text:p text:style-name="P1"><text:span text:style-name="T1">I was working away at at my gardening round during the week when I decided to use a different method to control the long grass growing around the orchard trees and this reminded me of some fundamental rules of gardening that I thought I would share with you.</text:span></text:p>
      <text:p text:style-name="P1"><text:span text:style-name="T1"><text:s text:c="10"/>So:</text:span></text:p>
      <text:p text:style-name="P2"><text:span text:style-name="T1"/></text:p>
      <text:p text:style-name="P1"><text:span text:style-name="T1"><text:s text:c="10"/>1) Bare soil is death</text:span></text:p>
      <text:p text:style-name="P2"><text:span text:style-name="T1"/></text:p>
      <text:p text:style-name="P1"><text:span text:style-name="T1"><text:s text:c="10"/>2) If in doubt, do nothing </text:span><text:span text:style-name="T2">&lt;</text:span><text:span text:style-name="T3">br</text:span><text:span text:style-name="T2">&gt;</text:span></text:p>
      <text:p text:style-name="P1"><text:span text:style-name="T1"><text:s text:c="10"/>3) One hour's observation is worth ten hours work </text:span><text:span text:style-name="T2">&lt;</text:span><text:span text:style-name="T3">br</text:span><text:span text:style-name="T2">&gt;</text:span></text:p>
      <text:p text:style-name="P1"><text:span text:style-name="T1"><text:s text:c="10"/>4) There is no such thing as waste, only an unused resource. </text:span><text:span text:style-name="T2">&lt;</text:span><text:span text:style-name="T3">br</text:span><text:span text:style-name="T2">&gt;</text:span></text:p>
      <text:p text:style-name="P1"><text:span text:style-name="T1"><text:s text:c="10"/>So there you have it, employ these guidelines and your garden will be crowned with success. </text:span><text:span text:style-name="T2">&lt;</text:span><text:span text:style-name="T3">br</text:span><text:span text:style-name="T2">&gt;</text:span></text:p>
      <text:p text:style-name="P1"><text:span text:style-name="T1"><text:s text:c="10"/>See you next week for another blog post. </text:span><text:span text:style-name="T2">&lt;</text:span><text:span text:style-name="T3">br</text:span><text:span text:style-name="T2">&gt;</text:span></text:p>
      <text:p text:style-name="P1"><text:span text:style-name="T1"><text:s text:c="10"/>Only kidding, but nonetheless, it's really this simple.</text:span><text:span text:style-name="T2">&lt;</text:span><text:span text:style-name="T3">br</text:span><text:span text:style-name="T2">&gt;</text:span></text:p>
      <text:p text:style-name="P1"><text:span text:style-name="T1"><text:s text:c="10"/>However for those who wish a deeper pass at this, I'll expand a bit down here.</text:span><text:span text:style-name="T2">&lt;</text:span><text:span text:style-name="T3">br</text:span><text:span text:style-name="T2">&gt;</text:span></text:p>
      <text:p text:style-name="P2"><text:span text:style-name="T1"/></text:p>
      <text:p text:style-name="P1"><text:span text:style-name="T1"><text:s text:c="10"/>1) Bare soil is death.</text:span><text:span text:style-name="T2">&lt;</text:span><text:span text:style-name="T3">br</text:span><text:span text:style-name="T2">&gt;</text:span></text:p>
      <text:p text:style-name="P1"><text:span text:style-name="T1"><text:s text:c="10"/>When I was doing my permaculture course back in 2001, the instructor of the class - in one of the earliest sessions of 20 sessions - asked the class what we thought was the biggest environmental problem facing the Earth at this time in our history.</text:span><text:span text:style-name="T2">&lt;</text:span><text:span text:style-name="T3">br</text:span><text:span text:style-name="T2">&gt;</text:span></text:p>
      <text:p text:style-name="P1"><text:span text:style-name="T1"><text:s text:c="10"/>To which we as a class posited various failry obvious options, pollution, climate change, and various variations on those two overarching topics.</text:span><text:span text:style-name="T2">&lt;</text:span><text:span text:style-name="T3">br</text:span><text:span text:style-name="T2">&gt;</text:span></text:p>
      <text:p text:style-name="P1"><text:span text:style-name="T1"><text:s text:c="10"/>After a few minutes of discussion Geoff, the instructor, called it to a halt and said, not in so many words: </text:span><text:span text:style-name="T2">&lt;</text:span><text:span text:style-name="T3">i</text:span><text:span text:style-name="T2">&gt;</text:span><text:span text:style-name="T1"><text:s/>'you're all wrong, the answer is soil loss'.</text:span><text:span text:style-name="T2">&lt;</text:span><text:span text:style-name="T3">br</text:span><text:span text:style-name="T2">&gt;&lt;/</text:span><text:span text:style-name="T3">i</text:span><text:span text:style-name="T2">&gt;</text:span></text:p>
      <text:p text:style-name="P1"><text:span text:style-name="T1"><text:s text:c="10"/>He then proceeded to explain that, and it did make immediate sense.</text:span><text:span text:style-name="T2">&lt;</text:span><text:span text:style-name="T3">br</text:span><text:span text:style-name="T2">&gt;</text:span></text:p>
      <text:p text:style-name="P1"><text:span text:style-name="T1"><text:s text:c="10"/>His argument, and I came to fully agree, was that (This is if I recall properly) that although pollution, high extinction rates, climate change and all the rest were, and are, very bad things, they can all be worked on and solved with some effort.</text:span><text:span text:style-name="T2">&lt;</text:span><text:span text:style-name="T3">br</text:span><text:span text:style-name="T2">&gt;</text:span><text:span text:style-name="T1"><text:s/></text:span></text:p>
      <text:p text:style-name="P1"><text:span text:style-name="T1"><text:s text:c="10"/>Climate change can be immediately solved by closing coal mines and gas fields and moving with great energy to bring in more renewable energy and continuing the research to make all forms of renewable energy even more efficient.</text:span><text:span text:style-name="T2">&lt;</text:span><text:span text:style-name="T3">br</text:span><text:span text:style-name="T2">&gt;</text:span></text:p>
      <text:p text:style-name="P1"><text:span text:style-name="T1"><text:s text:c="10"/>However, soil loss is a problem that no amount of human effort can solve.</text:span><text:span text:style-name="T2">&lt;</text:span><text:span text:style-name="T3">br</text:span><text:span text:style-name="T2">&gt;</text:span><text:span text:style-name="T1"><text:s/></text:span></text:p>
      <text:p text:style-name="P1"><text:span text:style-name="T1"><text:s text:c="10"/>This is of course due to the phenomenally long time that it takes for the earth's geological processes to make soil in the first place.</text:span><text:span text:style-name="T2">&lt;</text:span><text:span text:style-name="T3">br</text:span><text:span text:style-name="T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4</meta:generator>
  </office:meta>
</office:document-meta>
</file>